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2" style:family="paragraph" style:parent-style-name="Standard">
      <style:paragraph-properties fo:line-height="100%" fo:text-align="center" style:justify-single-word="false"/>
      <style:text-properties fo:font-size="11pt" style:font-size-asian="11pt" style:font-size-complex="11pt"/>
    </style:style>
    <style:style style:name="T1" style:family="text">
      <style:text-properties fo:color="#000000" loext:opacity="100%" fo:font-weight="bold" style:font-weight-asian="bold">
        <loext:char-complex-color loext:theme-type="dark1" loext:color-type="theme"/>
      </style:text-properties>
    </style:style>
    <style:style style:name="T2" style:family="text">
      <style:text-properties fo:color="#000000" loext:opacity="100%">
        <loext:char-complex-color loext:theme-type="dark1" loext:color-type="theme"/>
      </style:text-properties>
    </style:style>
    <style:style style:name="T3" style:family="text">
      <style:text-properties fo:color="#000000" loext:opacity="100%" fo:background-color="#ffff00">
        <loext:char-complex-color loext:theme-type="dark1" loext:color-type="theme"/>
      </style:text-properties>
    </style:style>
    <style:style style:name="T4" style:family="text">
      <style:text-properties fo:color="#196b24" loext:opacity="100%">
        <loext:char-complex-color loext:theme-type="accent3" loext:color-type="theme"/>
      </style:text-properties>
    </style:style>
    <style:style style:name="T5" style:family="text">
      <style:text-properties fo:color="#ee0000" loext:opacity="100%"/>
    </style:style>
    <style:style style:name="T6" style:family="text">
      <style:text-properties fo:color="#0f9ed5" loext:opacity="100%">
        <loext:char-complex-color loext:theme-type="accent4" loext:color-type="theme"/>
      </style:text-properties>
    </style:style>
    <style:style style:name="T7" style:family="text">
      <style:text-properties fo:color="#895129" loext:opacity="100%"/>
    </style:style>
    <style:style style:name="T8" style:family="text">
      <style:text-properties fo:color="#0070c0" loext:opacity="100%"/>
    </style:style>
    <style:style style:name="T9" style:family="text">
      <style:text-properties fo:color="#7030a0" loext:opacity="100%"/>
    </style:style>
    <style:style style:name="T10" style:family="text">
      <style:text-properties fo:color="#747474" loext:opacity="100%">
        <loext:char-complex-color loext:theme-type="light2" loext:color-type="theme">
          <loext:transformation loext:type="shade" loext:value="4980"/>
        </loext:char-complex-color>
      </style:text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 &lt;iostream&gt;</text:span></text:p>
      <text:p text:style-name="P1"><text:span text:style-name="T1">#include &lt;fstream&gt;</text:span><text:span text:style-name="T2"><text:tab/><text:tab/><text:tab/> <text:s/></text:span><text:span text:style-name="T3">#include &lt;string&gt;</text:span></text:p>
      <text:p text:style-name="P1"><text:span text:style-name="T1">#include &lt;chrono&gt;</text:span><text:span text:style-name="T2"><text:tab/><text:tab/> <text:s text:c="10"/></text:span><text:span text:style-name="T3">#include &lt;Windows.h&gt;</text:span></text:p>
      <text:p text:style-name="P1"><text:span text:style-name="T1">#include &lt;thread&gt;</text:span><text:span text:style-name="T2"><text:tab/><text:tab/> <text:s text:c="11"/></text:span><text:span text:style-name="T3">using namespace std;</text:span></text:p>
      <text:p text:style-name="P2"><text:span text:style-name="T3">int main() {</text:span></text:p>
      <text:p text:style-name="P2"><text:span text:style-name="T4">int treeNum = 1;</text:span></text:p>
      <text:p text:style-name="P2"><text:span text:style-name="T5">string </text:span><text:span text:style-name="T6">lyrics</text:span><text:span text:style-name="T4">Text = “”;</text:span></text:p>
      <text:p text:style-name="P2"><text:span text:style-name="T4">int ornamentsCount = 25;</text:span></text:p>
      <text:p text:style-name="P2"><text:span text:style-name="T4">ifstream songOne</text:span><text:span text:style-name="T6">Lyrics</text:span><text:span text:style-name="T4">(“MDYK.txt”);</text:span></text:p>
      <text:p text:style-name="P2"><text:span text:style-name="T5">string </text:span><text:span text:style-name="T4">songOne = “Mary Did You Know?”;</text:span></text:p>
      <text:p text:style-name="P2"><text:span text:style-name="T4">int loopIndex = 0;</text:span></text:p>
      <text:p text:style-name="P2"><text:span text:style-name="T4">while (getline (songOne</text:span><text:span text:style-name="T6">Lyrics</text:span><text:span text:style-name="T4">, </text:span><text:span text:style-name="T6">lyrics</text:span><text:span text:style-name="T4">Text)) {</text:span></text:p>
      <text:p text:style-name="P2"><text:span text:style-name="T4">std::cout &lt;&lt; </text:span><text:span text:style-name="T6">lyrics</text:span><text:span text:style-name="T4">Text &lt;&lt; std::endl; Sleep(500);}</text:span></text:p>
      <text:p text:style-name="P2"><text:span text:style-name="T4">while (loopIndex &lt; ornamentsCount) { loopIndex++;</text:span></text:p>
      <text:p text:style-name="P2"><text:span text:style-name="T4">std::cout &lt;&lt; <text:s/>“Ornaments Hung: “ + to_</text:span><text:span text:style-name="T5">string</text:span><text:span text:style-name="T4">(loopIndex) </text:span></text:p>
      <text:p text:style-name="P2"><text:span text:style-name="T4">&lt;&lt; std::endl;} </text:span></text:p>
      <text:p text:style-name="P2"><text:span text:style-name="T4">ifstream songTwo</text:span><text:span text:style-name="T6">Lyrics</text:span><text:span text:style-name="T4">(“God Rest Ye Merry Gentlemen.txt”);</text:span></text:p>
      <text:p text:style-name="P2"><text:span text:style-name="T5">string </text:span><text:span text:style-name="T4">songNumberTwo = “God Rest Ye, Merry Gentlemen”; </text:span><text:span text:style-name="T5">string </text:span><text:span text:style-name="T4">lyrTxt2 </text:span></text:p>
      <text:p text:style-name="P2"><text:span text:style-name="T4">= “”; while (getline (songTwo</text:span><text:span text:style-name="T6">Lyrics</text:span><text:span text:style-name="T4">, lyrTxt2)) {std::cout &lt;&lt; lyrTxt2 &lt;&lt; std::endl; </text:span></text:p>
      <text:p text:style-name="P2"><text:span text:style-name="T4">Sleep(500);} auto hangTheLights= [] (int numLights, </text:span><text:span text:style-name="T5">string </text:span><text:span text:style-name="T4">colorLights) { std::cout &lt;&lt; “Hanging ” + colorLights + “ lights on the tree!” &lt;&lt; std::endl; std::cout &lt;&lt; “” + to_</text:span><text:span text:style-name="T5">string</text:span><text:span text:style-name="T4">(numLights) + “ “</text:span></text:p>
      <text:p text:style-name="P2"><text:span text:style-name="T4">+ colorLights + “ lights hung!” &lt;&lt; std::endl; std::cout &lt;&lt; “Merry Christmas!” &lt;&lt; std::endl;};</text:span></text:p>
      <text:p text:style-name="P2"><text:span text:style-name="T7">hangTheLights(500, “Soft Red”); </text:span></text:p>
      <text:p text:style-name="P2"><text:span text:style-name="T7">hangTheLights(500, “Soft White”);</text:span></text:p>
      <text:p text:style-name="P1"><text:span text:style-name="T8">string presOne = “PresentOne”; </text:span><text:span text:style-name="T4"><text:tab/><text:tab/><text:tab/></text:span><text:span text:style-name="T9">string presTwo = “Present2”;</text:span></text:p>
      <text:p text:style-name="P1"><text:span text:style-name="T5">std::cout &lt;&lt; “Wrapping ” + presOne</text:span><text:span text:style-name="T4"><text:tab/><text:tab/></text:span><text:span text:style-name="T10">&lt;&lt; std::endl; std::cout &lt;&lt; </text:span></text:p>
      <text:p text:style-name="P1"><text:span text:style-name="T5">“Wrapping “ + presTwo + “ with a bow.”</text:span><text:span text:style-name="T4"><text:tab/><text:tab/></text:span><text:span text:style-name="T10">std::endl; std::cout &lt;&lt; “Placing “ + </text:span></text:p>
      <text:p text:style-name="P1"><text:span text:style-name="T8">presOne + “ and “ + presTwo + </text:span><text:span text:style-name="T4"><text:tab/><text:tab/><text:tab/></text:span><text:span text:style-name="T9">“ under the tree!“ &lt;&lt; std ::endl;}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F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F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F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 King</meta:initial-creator>
    <meta:editing-cycles>6</meta:editing-cycles>
    <meta:print-date>2025-12-08T21:07:00</meta:print-date>
    <meta:creation-date>2025-12-08T19:17:00</meta:creation-date>
    <dc:date>2025-12-13T00:53:46.627712530</dc:date>
    <meta:editing-duration>PT2H56M32S</meta:editing-duration>
    <meta:generator>LibreOffice/24.2.7.2$Linux_X86_64 LibreOffice_project/420$Build-2</meta:generator>
    <meta:document-statistic meta:table-count="0" meta:image-count="0" meta:object-count="0" meta:page-count="1" meta:paragraph-count="27" meta:word-count="195" meta:character-count="1375" meta:non-whitespace-character-count="1161"/>
    <meta:user-defined meta:name="AppVersion">16.0000</meta:user-defined>
    <meta:template xlink:type="simple" xlink:actuate="onRequest" xlink:title="Normal.dotm" xlink:href=""/>
  </office:meta>
</office:document-meta>
</file>